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Title" style:master-page-name="Standard">
      <style:paragraph-properties fo:margin-top="0cm" fo:margin-bottom="0.106cm" style:contextual-spacing="false" style:page-number="1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018e3a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2069c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officeooo:paragraph-rsid="00018e3a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weight="bold" officeooo:rsid="00018e3a" officeooo:paragraph-rsid="00018e3a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officeooo:rsid="00018e3a" officeooo:paragraph-rsid="00018e3a"/>
    </style:style>
    <style:style style:name="P8" style:family="paragraph" style:parent-style-name="Standard">
      <style:paragraph-properties fo:margin-top="0cm" fo:margin-bottom="0cm" style:contextual-spacing="false"/>
      <style:text-properties fo:font-weight="bold" officeooo:rsid="0002069c" officeooo:paragraph-rsid="0002069c" style:font-weight-asian="bold" style:font-weight-complex="bold"/>
    </style:style>
    <style:style style:name="T1" style:family="text">
      <style:text-properties fo:font-weight="bold" officeooo:rsid="00018e3a" style:font-weight-asian="bold" style:font-weight-complex="bold"/>
    </style:style>
    <style:style style:name="T2" style:family="text">
      <style:text-properties fo:font-weight="bold" officeooo:rsid="0002069c" style:font-weight-asian="bold" style:font-weight-complex="bold"/>
    </style:style>
    <style:style style:name="T3" style:family="text">
      <style:text-properties officeooo:rsid="00018e3a"/>
    </style:style>
    <style:style style:name="T4" style:family="text">
      <style:text-properties fo:font-weight="bold" officeooo:rsid="00030df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40771ukjgdv"/>DAM-M10 Prova inici curs</text:p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En aquesta prova inicial, heu de respondre a aquelles respostes que<text:line-break/>coneixeu. La prova ens serveix per avaluar els coneixements del grup en<text:line-break/>començar el mòdul formatiu. Si no sabeu la resposta d'alguna pregunta,<text:line-break/>deixeu-la en blanc, sense contestar-la.</text:p>
          </table:table-cell>
        </table:table-row>
      </table:table>
      <text:p text:style-name="P3">1. . Explica els següents conceptes:<text:line-break/>1.1.ERP.</text:p>
      <text:p text:style-name="P3"><text:span text:style-name="T1">L’ERP és el sistema de planificació de recursos empresarials.</text:span><text:line-break/>1.2. CRM.</text:p>
      <text:p text:style-name="P4"><text:span text:style-name="T1">El CRM és el sistema de gestió que s’encarrega de la relació amb els clients.</text:span><text:line-break/>1.3. BI.</text:p>
      <text:p text:style-name="P4"><text:span text:style-name="T2">NO IDEA</text:span><text:line-break/></text:p>
      <text:p text:style-name="P3">2. Posa exemples de programes ERP-CRM.</text:p>
      <text:p text:style-name="P5"><text:span text:style-name="T3">Exemples de ERP: Dynamics 365 i Odoo</text:span></text:p>
      <text:p text:style-name="P3"><text:span text:style-name="T1">Exemples de CRM: Callbell, kokuai</text:span><text:line-break/></text:p>
      <text:p text:style-name="P2">3. Coneixes alguna empresa que utilitza eines ERP-CRM? Digues el nom de l’empresa i el nom de l’eina.</text:p>
      <text:p text:style-name="P6">BYG SAU y utilitzen Axapta i Callbell</text:p>
      <text:p text:style-name="P7"/>
      <text:p text:style-name="P3">4. Per què, segons la teva opinió, és tan important la informàtica en una empresa? Hi ha diferències entre una PIME o una gran empresa? Explica.</text:p>
      <text:p text:style-name="P3"><text:span text:style-name="T1">En la </text:span><text:span text:style-name="T2">meva opinió és important per gestionar una gran varietat de coses en diferents sectors. </text:span><text:line-break/></text:p>
      <text:p text:style-name="P4">5. Explica com creus que una PIME gestiona el volum de dades amb el que treballa.</text:p>
      <text:p text:style-name="P4"><text:span text:style-name="T2">No sabria sir.</text:span><text:line-break/></text:p>
      <text:p text:style-name="P2">6. Digues l’estructura bàsica de què consta una empresa.</text:p>
      <text:p text:style-name="P8">Diría que l’estructura básica comença amb el CEO y després es divideix en departaments com el de Recurssos Humans, Marketing, Logitics, Informatica, etc.</text:p>
      <text:p text:style-name="P2"><text:line-break/>7. Explica els següents conceptes:<text:line-break/>7.1. Comanda. <text:span text:style-name="T2">Pot ser un document per registrar la comanda que fa un client d’un cert article.</text:span><text:line-break/>7.2. Albaran. <text:span text:style-name="T2">Document que serveix per registrar que s’ha rebut un article.</text:span><text:line-break/>7.3. Factura. <text:span text:style-name="T2">Document on quedan grabatas el preu dels articles venuts y que s’entrega al client per que gaci el pagament.</text:span><text:line-break/></text:p>
      <text:p text:style-name="P4">8. Anomena diferents llenguatges de programació que s’utilitzin per al desenvolupament d’eines ERP-CRM.</text:p>
      <text:p text:style-name="P4"><text:span text:style-name="T2">X ++ en Axapta</text:span><text:line-break/></text:p>
      <text:p text:style-name="P2"><text:soft-page-break/>9. Explica els següents conceptes:<text:line-break/>9.1. Taula. <text:span text:style-name="T4">Serveix per presentar informació de manera clara i organitzada.</text:span><text:line-break/>9.2. Formulari. <text:span text:style-name="T4">Docuement per recogir informació de manera estructurada.</text:span><text:line-break/>9.3. Informe. <text:span text:style-name="T4">Serveix per presentar informació detallad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style:contextual-spacing="true" fo:line-height="115%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fb4792146257752f54eab576deb869869b108571</meta:generator>
    <dc:date>2025-09-16T16:45:22.426330202</dc:date>
    <meta:editing-duration>PT6M3S</meta:editing-duration>
    <meta:editing-cycles>1</meta:editing-cycles>
    <meta:document-statistic meta:table-count="1" meta:image-count="0" meta:object-count="0" meta:page-count="2" meta:paragraph-count="21" meta:word-count="320" meta:character-count="1963" meta:non-whitespace-character-count="1656"/>
  </office:meta>
</office:document-meta>
</file>